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6228in"/>
    </style:style>
    <style:style style:name="co6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cetic_aci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isopropyl ether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table:number-columns-repeated="2"/>
          <table:table-cell office:value-type="string" calcext:value-type="string">
            <text:p>Hexane</text:p>
          </table:table-cell>
          <table:table-cell table:number-columns-repeated="2"/>
          <table:table-cell office:value-type="string" calcext:value-type="string">
            <text:p>Heptan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 [min]</text:p>
          </table:table-cell>
          <table:table-cell office:value-type="string" calcext:value-type="string">
            <text:p>peracet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acet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acet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acetic acid [mmol g-1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8" calcext:value-type="float">
            <text:p>0.6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6994476" calcext:value-type="float">
            <text:p>1.69944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7583" calcext:value-type="float">
            <text:p>1.75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68" calcext:value-type="float">
            <text:p>1.47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898" calcext:value-type="float">
            <text:p>1.58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491714" calcext:value-type="float">
            <text:p>2.54917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834" calcext:value-type="float">
            <text:p>1.68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408" calcext:value-type="float">
            <text:p>1.84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6929737" calcext:value-type="float">
            <text:p>2.69297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1485" calcext:value-type="float">
            <text:p>3.14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268" calcext:value-type="float">
            <text:p>1.62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1755" calcext:value-type="float">
            <text:p>2.17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0906655" calcext:value-type="float">
            <text:p>3.09066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6834" calcext:value-type="float">
            <text:p>1.68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5939" calcext:value-type="float">
            <text:p>2.59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491" calcext:value-type="float">
            <text:p>3.4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.2089" calcext:value-type="float">
            <text:p>2.20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967" calcext:value-type="float">
            <text:p>1.796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.9704" calcext:value-type="float">
            <text:p>2.97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.0906656" calcext:value-type="float">
            <text:p>3.09066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6014" calcext:value-type="float">
            <text:p>2.60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9101" calcext:value-type="float">
            <text:p>1.910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.3051" calcext:value-type="float">
            <text:p>3.30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.6929733" calcext:value-type="float">
            <text:p>2.692973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.0081" calcext:value-type="float">
            <text:p>2.00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6834" calcext:value-type="float">
            <text:p>1.683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.7234" calcext:value-type="float">
            <text:p>3.72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6929737" calcext:value-type="float">
            <text:p>2.692973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5998" calcext:value-type="float">
            <text:p>2.5998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.5561" calcext:value-type="float">
            <text:p>3.5561</text:p>
          </table:table-cell>
          <table:table-cell table:number-columns-repeated="6"/>
        </table:table-row>
      </table:table>
      <table:table table:name="octanoic_acid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isopropyl ether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table:number-columns-repeated="2"/>
          <table:table-cell office:value-type="string" calcext:value-type="string">
            <text:p>Hexane</text:p>
          </table:table-cell>
          <table:table-cell table:number-columns-repeated="2"/>
          <table:table-cell office:value-type="string" calcext:value-type="string">
            <text:p>Heptan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 [min]</text:p>
          </table:table-cell>
          <table:table-cell office:value-type="string" calcext:value-type="string">
            <text:p>peroctano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octano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octanoic acid [mmol g-1]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eroctanoic acid [mmol g-1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492" calcext:value-type="float">
            <text:p>1.24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6156" calcext:value-type="float">
            <text:p>2.61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706" calcext:value-type="float">
            <text:p>0.47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47" calcext:value-type="float">
            <text:p>0.3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039" calcext:value-type="float">
            <text:p>2.00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6618" calcext:value-type="float">
            <text:p>3.66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366" calcext:value-type="float">
            <text:p>0.83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943" calcext:value-type="float">
            <text:p>2.39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8187" calcext:value-type="float">
            <text:p>3.81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0066" calcext:value-type="float">
            <text:p>1.00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246" calcext:value-type="float">
            <text:p>0.5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6025" calcext:value-type="float">
            <text:p>2.60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2895" calcext:value-type="float">
            <text:p>4.28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255" calcext:value-type="float">
            <text:p>1.2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2011" calcext:value-type="float">
            <text:p>3.20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.4465" calcext:value-type="float">
            <text:p>4.44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438" calcext:value-type="float">
            <text:p>1.4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6557" calcext:value-type="float">
            <text:p>0.65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3572" calcext:value-type="float">
            <text:p>3.357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6034" calcext:value-type="float">
            <text:p>4.60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8302" calcext:value-type="float">
            <text:p>1.83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0492" calcext:value-type="float">
            <text:p>1.04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6435" calcext:value-type="float">
            <text:p>3.64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.1788" calcext:value-type="float">
            <text:p>5.17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5687" calcext:value-type="float">
            <text:p>1.568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3115" calcext:value-type="float">
            <text:p>1.31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0599" calcext:value-type="float">
            <text:p>4.05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1265" calcext:value-type="float">
            <text:p>5.126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.5687" calcext:value-type="float">
            <text:p>1.568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9705" calcext:value-type="float">
            <text:p>0.9705</text:p>
          </table:table-cell>
        </table:table-row>
      </table:table>
      <table:table table:name="lauric_acid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iisopropyl ether</text:p>
          </table:table-cell>
          <table:table-cell office:value-type="string" calcext:value-type="string">
            <text:p>Toluene</text:p>
          </table:table-cell>
          <table:table-cell office:value-type="string" calcext:value-type="string">
            <text:p>Hexane</text:p>
          </table:table-cell>
          <table:table-cell office:value-type="string" calcext:value-type="string">
            <text:p>Heptane</text:p>
          </table:table-cell>
        </table:table-row>
        <table:table-row table:style-name="ro1">
          <table:table-cell office:value-type="string" calcext:value-type="string">
            <text:p>tiempo [min]</text:p>
          </table:table-cell>
          <table:table-cell table:style-name="ce1" office:value-type="string" calcext:value-type="string" table:number-columns-spanned="4" table:number-rows-spanned="1">
            <text:p>perlauric acid [mmol g-1]</text:p>
          </table:table-cell>
          <table:covered-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25458842" calcext:value-type="float">
            <text:p>1.125458842</text:p>
          </table:table-cell>
          <table:table-cell office:value-type="float" office:value="1.504789454" calcext:value-type="float">
            <text:p>1.504789454</text:p>
          </table:table-cell>
          <table:table-cell office:value-type="float" office:value="0.261191085" calcext:value-type="float">
            <text:p>0.261191085</text:p>
          </table:table-cell>
          <table:table-cell office:value-type="float" office:value="0.130543441" calcext:value-type="float">
            <text:p>0.1305434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0061179" calcext:value-type="float">
            <text:p>1.50061179</text:p>
          </table:table-cell>
          <table:table-cell office:value-type="float" office:value="2.023682369" calcext:value-type="float">
            <text:p>2.023682369</text:p>
          </table:table-cell>
          <table:table-cell office:value-type="float" office:value="0.365667519" calcext:value-type="float">
            <text:p>0.365667519</text:p>
          </table:table-cell>
          <table:table-cell office:value-type="float" office:value="0.313304258" calcext:value-type="float">
            <text:p>0.3133042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88188264" calcext:value-type="float">
            <text:p>1.688188264</text:p>
          </table:table-cell>
          <table:table-cell office:value-type="float" office:value="2.490685993" calcext:value-type="float">
            <text:p>2.490685993</text:p>
          </table:table-cell>
          <table:table-cell office:value-type="float" office:value="0.496263061" calcext:value-type="float">
            <text:p>0.496263061</text:p>
          </table:table-cell>
          <table:table-cell office:value-type="float" office:value="0.365521634" calcext:value-type="float">
            <text:p>0.365521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13280032" calcext:value-type="float">
            <text:p>1.913280032</text:p>
          </table:table-cell>
          <table:table-cell office:value-type="float" office:value="2.594464576" calcext:value-type="float">
            <text:p>2.594464576</text:p>
          </table:table-cell>
          <table:table-cell office:value-type="float" office:value="0.67909682" calcext:value-type="float">
            <text:p>0.67909682</text:p>
          </table:table-cell>
          <table:table-cell office:value-type="float" office:value="0.548282451" calcext:value-type="float">
            <text:p>0.5482824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250917685" calcext:value-type="float">
            <text:p>2.250917685</text:p>
          </table:table-cell>
          <table:table-cell office:value-type="float" office:value="2.75013245" calcext:value-type="float">
            <text:p>2.75013245</text:p>
          </table:table-cell>
          <table:table-cell office:value-type="float" office:value="0.992526122" calcext:value-type="float">
            <text:p>0.992526122</text:p>
          </table:table-cell>
          <table:table-cell office:value-type="float" office:value="0.678825891" calcext:value-type="float">
            <text:p>0.6788258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626070632" calcext:value-type="float">
            <text:p>2.626070632</text:p>
          </table:table-cell>
          <table:table-cell office:value-type="float" office:value="2.957689617" calcext:value-type="float">
            <text:p>2.957689617</text:p>
          </table:table-cell>
          <table:table-cell office:value-type="float" office:value="1.201478989" calcext:value-type="float">
            <text:p>1.201478989</text:p>
          </table:table-cell>
          <table:table-cell office:value-type="float" office:value="0.83547802" calcext:value-type="float">
            <text:p>0.835478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813647106" calcext:value-type="float">
            <text:p>2.813647106</text:p>
          </table:table-cell>
          <table:table-cell office:value-type="float" office:value="3.217136074" calcext:value-type="float">
            <text:p>3.217136074</text:p>
          </table:table-cell>
          <table:table-cell office:value-type="float" office:value="1.5410274" calcext:value-type="float">
            <text:p>1.5410274</text:p>
          </table:table-cell>
          <table:table-cell office:value-type="float" office:value="1.25321703" calcext:value-type="float">
            <text:p>1.253217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188800054" calcext:value-type="float">
            <text:p>3.188800054</text:p>
          </table:table-cell>
          <table:table-cell office:value-type="float" office:value="3.320914657" calcext:value-type="float">
            <text:p>3.320914657</text:p>
          </table:table-cell>
          <table:table-cell office:value-type="float" office:value="1.828337593" calcext:value-type="float">
            <text:p>1.828337593</text:p>
          </table:table-cell>
          <table:table-cell office:value-type="float" office:value="1.67095604" calcext:value-type="float">
            <text:p>1.67095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4:10:36.509000000</meta:creation-date>
    <dc:date>2023-06-05T14:20:04.286000000</dc:date>
    <meta:editing-duration>PT9M26S</meta:editing-duration>
    <meta:editing-cycles>3</meta:editing-cycles>
    <meta:generator>LibreOffice/7.4.0.3$Windows_X86_64 LibreOffice_project/f85e47c08ddd19c015c0114a68350214f7066f5a</meta:generator>
    <meta:document-statistic meta:table-count="3" meta:cell-count="221" meta:object-count="0"/>
  </office:meta>
</office:document-meta>
</file>